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3e81e0" style:family="table" style:master-page-name="ta-mp-0x93e81e0">
      <style:table-properties table:display="true" style:writing-mode="lr-tb"/>
    </style:style>
    <style:style style:name="ta-0x93e8338" style:family="table" style:master-page-name="ta-mp-0x93e8338">
      <style:table-properties table:display="true" style:writing-mode="lr-tb"/>
    </style:style>
    <style:style style:name="ta-0x93e8490" style:family="table" style:master-page-name="ta-mp-0x93e849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339f1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98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39e5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9cd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9d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d818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94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3a21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a0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a15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d85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39c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d848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d830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d83c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27.70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figurar opciones de juego - ESC01" table:style-name="ta-0x93e81e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9339f1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339d90"/>
        </table:table-row>
        <table:table-row table:style-name="AROW-0">
          <table:table-cell table:number-columns-spanned="7" table:style-name="ACE-0x9339f10" office:value-type="string" office:string-value="Descripcion del escenario: Escenario típico">
            <text:p>Descripcion del escenario: Escenario típico</text:p>
          </table:table-cell>
          <table:covered-table-cell table:number-columns-repeated="6"/>
          <table:table-cell table:number-columns-repeated="1017" table:style-name="ACE-0x9339d90"/>
        </table:table-row>
        <table:table-row table:style-name="AROW-0">
          <table:table-cell table:number-columns-spanned="3" table:style-name="ACE-0x9339f1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339f1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339d90"/>
        </table:table-row>
        <table:table-row table:style-name="AROW-0">
          <table:table-cell table:number-columns-repeated="1024" table:style-name="ACE-0x9339d90"/>
        </table:table-row>
        <table:table-row table:style-name="AROW-0">
          <table:table-cell table:style-name="ACE-0x9339cd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number-columns-repeated="1024" table:style-name="ACE-0x9339d90"/>
        </table:table-row>
        <table:table-row table:style-name="AROW-0">
          <table:table-cell table:style-name="ACE-0x9339cd0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number-columns-repeated="1024" table:style-name="ACE-0x9339d90"/>
        </table:table-row>
        <table:table-row table:style-name="AROW-0">
          <table:table-cell table:style-name="ACE-0x9339cd0" office:value-type="string" office:string-value="CP-03">
            <text:p>CP-0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number-columns-repeated="1024" table:style-name="ACE-0x9339d90"/>
        </table:table-row>
        <table:table-row table:style-name="AROW-0">
          <table:table-cell table:style-name="ACE-0x9339cd0" office:value-type="string" office:string-value="CP-04">
            <text:p>CP-0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number-columns-repeated="1024" table:style-name="ACE-0x9339d90"/>
        </table:table-row>
        <table:table-row table:style-name="AROW-0">
          <table:table-cell table:style-name="ACE-0x9339cd0" office:value-type="string" office:string-value="CP-05">
            <text:p>CP-0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style-name="ACE-0x9339cd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9d90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191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Configurar opciones de juego - ESC01'.$A$1"/>
          <table:named-expression table:name="Sheet_Title" table:expression="of:=&quot;Configurar opciones de juego - ESC01&quot;" table:base-cell-address="$'Configurar opciones de juego - ESC01'.$A$1"/>
        </table:named-expressions>
      </table:table>
      <table:table table:name="Configurar opciones de juego - ESC02" table:style-name="ta-0x93e8338" table:print="false">
        <office:forms form:automatic-focus="false" form:apply-design-mode="false">
          <form:form/>
        </office:forms>
        <table:table-column table:default-cell-style-name="ACE-0x9339490" table:style-name="ACOL-1"/>
        <table:table-column table:default-cell-style-name="ACE-0x9339490" table:style-name="ACOL-0" table:number-columns-repeated="3"/>
        <table:table-column table:default-cell-style-name="ACE-0x9339490" table:style-name="ACOL-0" table:number-columns-repeated="1020"/>
        <table:table-row table:style-name="AROW-0">
          <table:table-cell table:number-columns-spanned="7" table:style-name="ACE-0x93d818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33a090"/>
        </table:table-row>
        <table:table-row table:style-name="AROW-0">
          <table:table-cell table:number-columns-spanned="7" table:style-name="ACE-0x93d8180" office:value-type="string" office:string-value="Descripcion del escenario: Escenario alternativo">
            <text:p>Descripcion del escenario: Escenario alternativo</text:p>
          </table:table-cell>
          <table:covered-table-cell table:number-columns-repeated="6"/>
          <table:table-cell table:number-columns-repeated="1017" table:style-name="ACE-0x933a090"/>
        </table:table-row>
        <table:table-row table:style-name="AROW-0">
          <table:table-cell table:number-columns-spanned="3" table:style-name="ACE-0x93d818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3d818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33a090"/>
        </table:table-row>
        <table:table-row table:style-name="AROW-0">
          <table:table-cell table:number-columns-repeated="1024" table:style-name="ACE-0x933a090"/>
        </table:table-row>
        <table:table-row table:style-name="AROW-0">
          <table:table-cell table:style-name="ACE-0x933a21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8">
            <text:p>Ent-8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9">
            <text:p>Ent-9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0">
            <text:p>Ent-10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1">
            <text:p>Ent-11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2">
            <text:p>Ent-12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3">
            <text:p>Ent-13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4">
            <text:p>Ent-14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5">
            <text:p>Ent-15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number-columns-repeated="1024" table:style-name="ACE-0x933a090"/>
        </table:table-row>
        <table:table-row table:style-name="AROW-0">
          <table:table-cell table:style-name="ACE-0x933a210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4">
            <text:p>Ent-4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5">
            <text:p>Ent-5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6">
            <text:p>Ent-6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7">
            <text:p>Ent-7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8">
            <text:p>Ent-8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9">
            <text:p>Ent-9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0">
            <text:p>Ent-10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1">
            <text:p>Ent-11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2">
            <text:p>Ent-12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3">
            <text:p>Ent-13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4">
            <text:p>Ent-14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5">
            <text:p>Ent-15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style-name="ACE-0x933a210" office:value-type="string" office:string-value="Ent-16">
            <text:p>Ent-16</text:p>
          </table:table-cell>
          <table:table-cell table:number-columns-spanned="6"/>
          <table:covered-table-cell table:number-columns-repeated="5"/>
          <table:table-cell table:number-columns-repeated="1017" table:style-name="ACE-0x933a090"/>
        </table:table-row>
        <table:table-row table:style-name="AROW-0">
          <table:table-cell table:number-columns-repeated="8" table:style-name="ACE-0x9339490"/>
          <table:table-cell table:number-columns-repeated="1016" table:style-name="ACE-0x9339490"/>
        </table:table-row>
        <table:table-row table:style-name="AROW-0" table:number-rows-repeated="3">
          <table:table-cell table:number-columns-repeated="8" table:style-name="ACE-0x9339490"/>
          <table:table-cell table:number-columns-repeated="1016" table:style-name="ACE-0x9339490"/>
        </table:table-row>
        <table:table-row table:style-name="AROW-0">
          <table:table-cell table:number-columns-repeated="8" table:style-name="ACE-0x9339490"/>
          <table:table-cell table:number-columns-repeated="1016" table:style-name="ACE-0x9339490"/>
        </table:table-row>
        <table:table-row table:style-name="AROW-0" table:number-rows-repeated="207">
          <table:table-cell table:number-columns-repeated="8" table:style-name="ACE-0x9339490"/>
          <table:table-cell table:number-columns-repeated="1016" table:style-name="ACE-0x9339490"/>
        </table:table-row>
        <table:table-row table:style-name="AROW-0">
          <table:table-cell table:number-columns-repeated="1024" table:style-name="ACE-0x9339490"/>
        </table:table-row>
        <table:table-row table:style-name="AROW-0" table:number-rows-repeated="3839">
          <table:table-cell table:number-columns-repeated="1024" table:style-name="ACE-0x9339490"/>
        </table:table-row>
        <table:table-row table:style-name="AROW-0">
          <table:table-cell table:number-columns-repeated="1024" table:style-name="ACE-0x9339490"/>
        </table:table-row>
        <table:table-row table:style-name="AROW-0" table:number-rows-repeated="61439">
          <table:table-cell table:number-columns-repeated="1024" table:style-name="ACE-0x9339490"/>
        </table:table-row>
        <table:table-row table:style-name="AROW-0">
          <table:table-cell table:number-columns-repeated="1024" table:style-name="ACE-0x9339490"/>
        </table:table-row>
        <table:table-row table:style-name="AROW-0" table:number-rows-repeated="983039">
          <table:table-cell table:number-columns-repeated="1024" table:style-name="ACE-0x9339490"/>
        </table:table-row>
        <table:named-expressions>
          <table:named-expression table:name="Print_Area" table:expression="of:=#REF!" table:base-cell-address="$'Configurar opciones de juego - ESC02'.$A$1"/>
          <table:named-expression table:name="Sheet_Title" table:expression="of:=&quot;Configurar opciones de juego - ESC02&quot;" table:base-cell-address="$'Configurar opciones de juego - ESC02'.$A$1"/>
        </table:named-expressions>
      </table:table>
      <table:table table:name="Configurar opciones de juego - ESC03" table:style-name="ta-0x93e8490" table:print="false">
        <office:forms form:automatic-focus="false" form:apply-design-mode="false">
          <form:form/>
        </office:forms>
        <table:table-column table:default-cell-style-name="ACE-0x9339c10" table:style-name="ACOL-1"/>
        <table:table-column table:default-cell-style-name="ACE-0x9339c10" table:style-name="ACOL-0" table:number-columns-repeated="3"/>
        <table:table-column table:default-cell-style-name="ACE-0x9339c10" table:style-name="ACOL-0" table:number-columns-repeated="1020"/>
        <table:table-row table:style-name="AROW-0">
          <table:table-cell table:number-columns-spanned="7" table:style-name="ACE-0x93d848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3d8540"/>
        </table:table-row>
        <table:table-row table:style-name="AROW-0">
          <table:table-cell table:number-columns-spanned="7" table:style-name="ACE-0x93d8480" office:value-type="string" office:string-value="Descripcion del escenario: Escenario excepcional">
            <text:p>Descripcion del escenario: Escenario excepcional</text:p>
          </table:table-cell>
          <table:covered-table-cell table:number-columns-repeated="6"/>
          <table:table-cell table:number-columns-repeated="1017" table:style-name="ACE-0x93d8540"/>
        </table:table-row>
        <table:table-row table:style-name="AROW-0">
          <table:table-cell table:number-columns-spanned="3" table:style-name="ACE-0x93d848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3d848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3d8540"/>
        </table:table-row>
        <table:table-row table:style-name="AROW-0">
          <table:table-cell table:number-columns-repeated="1024" table:style-name="ACE-0x93d8540"/>
        </table:table-row>
        <table:table-row table:style-name="AROW-0">
          <table:table-cell table:style-name="ACE-0x93d83c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3d8540"/>
        </table:table-row>
        <table:table-row table:style-name="AROW-0">
          <table:table-cell table:style-name="ACE-0x93d83c0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3d8540"/>
        </table:table-row>
        <table:table-row table:style-name="AROW-0">
          <table:table-cell table:style-name="ACE-0x93d83c0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3d8540"/>
        </table:table-row>
        <table:table-row table:style-name="AROW-0">
          <table:table-cell table:style-name="ACE-0x93d83c0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3d8540"/>
        </table:table-row>
        <table:table-row table:style-name="AROW-0">
          <table:table-cell table:style-name="ACE-0x93d83c0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3d8540"/>
        </table:table-row>
        <table:table-row table:style-name="AROW-0">
          <table:table-cell table:number-columns-repeated="8" table:style-name="ACE-0x9339c10"/>
          <table:table-cell table:number-columns-repeated="1016" table:style-name="ACE-0x9339c10"/>
        </table:table-row>
        <table:table-row table:style-name="AROW-0" table:number-rows-repeated="6">
          <table:table-cell table:number-columns-repeated="8" table:style-name="ACE-0x9339c10"/>
          <table:table-cell table:number-columns-repeated="1016" table:style-name="ACE-0x9339c10"/>
        </table:table-row>
        <table:table-row table:style-name="AROW-0">
          <table:table-cell table:number-columns-repeated="8" table:style-name="ACE-0x9339c10"/>
          <table:table-cell table:number-columns-repeated="1016" table:style-name="ACE-0x9339c10"/>
        </table:table-row>
        <table:table-row table:style-name="AROW-0" table:number-rows-repeated="239">
          <table:table-cell table:number-columns-repeated="8" table:style-name="ACE-0x9339c10"/>
          <table:table-cell table:number-columns-repeated="1016" table:style-name="ACE-0x9339c10"/>
        </table:table-row>
        <table:table-row table:style-name="AROW-0">
          <table:table-cell table:number-columns-repeated="1024" table:style-name="ACE-0x9339c10"/>
        </table:table-row>
        <table:table-row table:style-name="AROW-0" table:number-rows-repeated="3839">
          <table:table-cell table:number-columns-repeated="1024" table:style-name="ACE-0x9339c10"/>
        </table:table-row>
        <table:table-row table:style-name="AROW-0">
          <table:table-cell table:number-columns-repeated="1024" table:style-name="ACE-0x9339c10"/>
        </table:table-row>
        <table:table-row table:style-name="AROW-0" table:number-rows-repeated="61439">
          <table:table-cell table:number-columns-repeated="1024" table:style-name="ACE-0x9339c10"/>
        </table:table-row>
        <table:table-row table:style-name="AROW-0">
          <table:table-cell table:number-columns-repeated="1024" table:style-name="ACE-0x9339c10"/>
        </table:table-row>
        <table:table-row table:style-name="AROW-0" table:number-rows-repeated="983039">
          <table:table-cell table:number-columns-repeated="1024" table:style-name="ACE-0x9339c10"/>
        </table:table-row>
        <table:named-expressions>
          <table:named-expression table:name="Print_Area" table:expression="of:=#REF!" table:base-cell-address="$'Configurar opciones de juego - ESC03'.$A$1"/>
          <table:named-expression table:name="Sheet_Title" table:expression="of:=&quot;Configurar opciones de juego - ESC03&quot;" table:base-cell-address="$'Configurar opciones de juego - ESC0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af6dd2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f86b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006e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3e81e0" style:display-name="Configurar opciones de juego - ESC01" style:page-layout-name="pl-0xaf6dd2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3e8338" style:display-name="Configurar opciones de juego - ESC02" style:page-layout-name="pl-0xaf86b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3e8490" style:display-name="Configurar opciones de juego - ESC03" style:page-layout-name="pl-0xb006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6-23T04:15:25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